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1a00b4" officeooo:paragraph-rsid="001a00b4"/>
    </style:style>
    <style:style style:name="P2" style:family="paragraph" style:parent-style-name="Standard">
      <style:paragraph-properties fo:text-align="justify" style:justify-single-word="false"/>
      <style:text-properties officeooo:rsid="0012153f" officeooo:paragraph-rsid="001a00b4"/>
    </style:style>
    <style:style style:name="P3" style:family="paragraph" style:parent-style-name="Standard">
      <style:paragraph-properties fo:text-align="justify" style:justify-single-word="false"/>
      <style:text-properties officeooo:rsid="001ad7a1" officeooo:paragraph-rsid="001ad7a1"/>
    </style:style>
    <style:style style:name="P4" style:family="paragraph" style:parent-style-name="Standard">
      <style:paragraph-properties fo:text-align="justify" style:justify-single-word="false"/>
      <style:text-properties officeooo:rsid="001c869e" officeooo:paragraph-rsid="001c869e"/>
    </style:style>
    <style:style style:name="P5" style:family="paragraph" style:parent-style-name="Standard">
      <style:paragraph-properties fo:text-align="justify" style:justify-single-word="false"/>
      <style:text-properties officeooo:rsid="001dee10" officeooo:paragraph-rsid="001dee10"/>
    </style:style>
    <style:style style:name="P6" style:family="paragraph" style:parent-style-name="Standard">
      <style:paragraph-properties fo:text-align="justify" style:justify-single-word="false"/>
      <style:text-properties officeooo:rsid="001f7bfb" officeooo:paragraph-rsid="001f7bfb"/>
    </style:style>
    <style:style style:name="P7" style:family="paragraph" style:parent-style-name="Standard">
      <style:paragraph-properties fo:text-align="justify" style:justify-single-word="false"/>
      <style:text-properties officeooo:rsid="0020f207" officeooo:paragraph-rsid="0020f207"/>
    </style:style>
    <style:style style:name="P8" style:family="paragraph" style:parent-style-name="Standard">
      <style:paragraph-properties fo:text-align="justify" style:justify-single-word="false"/>
      <style:text-properties officeooo:rsid="00221d2f" officeooo:paragraph-rsid="00221d2f"/>
    </style:style>
    <style:style style:name="P9" style:family="paragraph" style:parent-style-name="Standard">
      <style:paragraph-properties fo:text-align="justify" style:justify-single-word="false"/>
      <style:text-properties officeooo:rsid="00224c13" officeooo:paragraph-rsid="00224c13"/>
    </style:style>
    <style:style style:name="P10" style:family="paragraph" style:parent-style-name="Standard">
      <style:paragraph-properties fo:text-align="justify" style:justify-single-word="false"/>
      <style:text-properties officeooo:rsid="00234762" officeooo:paragraph-rsid="00234762"/>
    </style:style>
    <style:style style:name="P11" style:family="paragraph" style:parent-style-name="Standard">
      <style:paragraph-properties fo:text-align="justify" style:justify-single-word="false"/>
      <style:text-properties officeooo:rsid="0025a0ac" officeooo:paragraph-rsid="0025a0ac"/>
    </style:style>
    <style:style style:name="P12" style:family="paragraph" style:parent-style-name="Standard">
      <style:paragraph-properties fo:text-align="justify" style:justify-single-word="false"/>
      <style:text-properties officeooo:rsid="00270f5c" officeooo:paragraph-rsid="00270f5c"/>
    </style:style>
    <style:style style:name="T1" style:family="text">
      <style:text-properties officeooo:rsid="001a00b4"/>
    </style:style>
    <style:style style:name="T2" style:family="text">
      <style:text-properties officeooo:rsid="0012153f"/>
    </style:style>
    <style:style style:name="T3" style:family="text">
      <style:text-properties officeooo:rsid="001c869e"/>
    </style:style>
    <style:style style:name="T4" style:family="text">
      <style:text-properties officeooo:rsid="001dee10"/>
    </style:style>
    <style:style style:name="T5" style:family="text">
      <style:text-properties officeooo:rsid="00213053"/>
    </style:style>
    <style:style style:name="T6" style:family="text">
      <style:text-properties officeooo:rsid="0023a12e"/>
    </style:style>
    <style:style style:name="T7" style:family="text">
      <style:text-properties officeooo:rsid="00289a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ten Tag! <text:span text:style-name="T2">Mein Name ist Jan Stephan und ich werde heute </text:span>die Ergebnisse meines<text:span text:style-name="T2"> „</text:span>Profilmoduls Forschungsprojekt Grundlagen<text:span text:style-name="T2">“ vorstellen. In den vergangenen </text:span>Monaten<text:span text:style-name="T2"> habe ich mich mit </text:span>verschiedenen Spracherweiterungen für Beschleuniger <text:span text:style-name="T2">befasst sowie der Frage, </text:span>inwieweit sich diese <text:s/>auf GPUs der Hersteller AMD und NVIDIA nutzen lassen.</text:p>
      <text:p text:style-name="P1"/>
      <text:p text:style-name="P1">FOLIENWECHSEL</text:p>
      <text:p text:style-name="P1"/>
      <text:p text:style-name="P2">Mein Vortrag ist wie folgt gegliedert: Zunächst <text:span text:style-name="T1">möchte </text:span>ich d<text:span text:style-name="T1">ie Motivation dieser Arbeit </text:span>näher beschreiben und ein Arbeitsziel formulieren. Dann werde ich etwas mehr ins Detail gehen und die <text:span text:style-name="T1">Spracherweiterungen miteinander vergleichen</text:span> sowie die damit erzielten <text:span text:style-name="T1">Benchmark-</text:span>Ergebnisse, bevor ich zum Fazit und Ausblick komme.</text:p>
      <text:p text:style-name="P2"/>
      <text:p text:style-name="P1">FOLIENWECHSEL</text:p>
      <text:p text:style-name="P1"/>
      <text:p text:style-name="P3">Seit den Anfängen der GPGPU-Programmierung im HPC-Bereich konnte NVIDIA mit seiner CUDA-Plattform eine dominante Stellung einnehmen, die die Firma bis heute nicht verloren hat. Wirft man einen Blick in die TOP500-Liste, so belegt NVIDIA gleich fünf der ersten zehn Plätze und taucht insgesamt 126 Mal auf. Der große GPU-Konkurrent findet sich dagegen nicht einmal, Intels Xeon-Phi-Beschleuniger, die als Alternative zu GPUs angepriesen wurden, immerhin noch 30 mal. Neben der Hardware ist CUDA auch bei der GPU-Programmierung weitaus moderner als der große Konkurrent OpenCL. Sowohl NVIDIA als auch AMD bieten für ihre modernen GPUs nur eine Implementierung des Standards in der Version 1.2 an, der mittlerweile acht Jahre alt ist.</text:p>
      <text:p text:style-name="P3"/>
      <text:p text:style-name="P3">In den vergangenen Jahren gab es jedoch neue Bestrebungen, <text:s/>dieser Dominanz entgegen zu treten. AMD kündigte 2016 seine Radeon Open Compute Plattform an, die auch die Spracherweiterungen HC und HIP umfasst. Das Khronos-Konsortium veröffentlichte 2014 den ersten SYCL-Standard, der sowohl auf OpenCLs Portabilität aufbaut als auch ein modernes und leistungsfähiges Programmierinterface mit sich bringen soll.</text:p>
      <text:p text:style-name="P3"/>
      <text:p text:style-name="P3">FOLIENWECHSEL</text:p>
      <text:p text:style-name="P3"/>
      <text:p text:style-name="P3">Im Rahmen dieses Vortrags werde ich die Features der genannten Plattformen analysieren und miteinander vergleichen. Ich habe außerdem Performance-Benchmarks auf NVIDIA- und AMD-GPUs durchgeführt, deren Ergebnisse ich hier ebenfalls präsentieren werde. Darauf aufbauend ist es mir außerdem möglich, einige – vorsichtige – Empfehlungen für die Zukunft abzugeben.</text:p>
      <text:p text:style-name="P3"/>
      <text:p text:style-name="P3">FOLIENWECHSEL</text:p>
      <text:p text:style-name="P3"/>
      <text:p text:style-name="P3">Kommen wir zunächst zum funktionalen Vergleich der Spracherweiterungen.</text:p>
      <text:p text:style-name="P3"/>
      <text:p text:style-name="P3">FOLIENWECHSEL</text:p>
      <text:p text:style-name="P3"/>
      <text:p text:style-name="P3">Für einen funktionalen Vergleich ist es zunächst notwendig, einen Kriterienkatalog aufzustellen. Dankenswerterweise hat Michael Wong mir einen großen Teil der Arbeit bereits abgenommen. Vor der LLVM-Entwicklergemeinde hielt er im November des vergangenen Jahres einen sehr sehenswerten Vortrag, in dem er die Datenbewegung, die Datenanordnung, die Datenaffinität und die Datenlokalität als große Herausforderungen für die Programmierung heterogener Systeme bezeichnete.</text:p>
      <text:p text:style-name="P3"/>
      <text:p text:style-name="P3">Auf unseren GPU-Kontext übertragen stellt sich bei der Datenbewegung vornehmlich die Frage, ob sie implizit – also ohne aktives Eingreifen des Programmierers – oder explizit erfolgt. Die Datenanordnung im Speicher kann durch <text:span text:style-name="T3">effiziente Zugriffsmuster eine große Rolle bei der </text:span><text:soft-page-break/><text:span text:style-name="T3">Performance spielen. Da die Anordnung der Daten sich von Hardware zu Hardware unterscheiden kann, wäre es für den Programmierer heterogener Systeme natürlich deutlich einfacher, wenn diese Hardware-Details bereits gekapselt sind.</text:span></text:p>
      <text:p text:style-name="P4">Die Zuordnung von Daten zu einer bestimmten GPU in einem System mit mehreren GPUs ist die Datenaffinität. Auch hier interessiert die Frage, inwieweit diese Zuordnung durch den Programmierer gesteuert werden kann bzw. muss.</text:p>
      <text:p text:style-name="P4">Ein weiterer wichtiger Punkt ist die Datenlokalität: Wie gut kann ich als Programmierer die Speicherhierarchie nutzen bzw. programmieren?</text:p>
      <text:p text:style-name="P4"/>
      <text:p text:style-name="P4">Dieser bereits sehr umfangreichen Liste habe ich für meine Bewertung noch einen Punkt hinzugefügt, der eher die Aufgabensicht beschreibt, nämlich die Fähigkeit, Aufgabengraphen zu modellieren und abzuarbeiten. Ein sehr einfacher Aufgabengraph ist hier rechts dargestellt: Der Kernel D hängt von der Ausführung der Kernel B und C ab. B und C sind voneinander unabhängig, jedoch beide wieder vom Ergebnis des Kernels A abhängig.</text:p>
      <text:p text:style-name="P4"/>
      <text:p text:style-name="P4">Da wir den Kriterienkatalog nun festgelegt haben, betrachten wir zunächst den Platzhirsch CUDA.</text:p>
      <text:p text:style-name="P4"/>
      <text:p text:style-name="P4">FOLIENWECHSEL</text:p>
      <text:p text:style-name="P4"/>
      <text:p text:style-name="P4">CUDA ist eine Single-source-Sprache. Das Interface basiert auf C und ist daher auch innerhalb eines reinen C-Programms nutzbar, die Kernelsprache selbst jedoch ein C++-Dialekt. Die Ausführung von CUDA-Programmen ist zur Zeit nur auf NVIDIA-GPUs möglich. Ich habe hier einen kleinen Beispiel-Kernel aufgeschrieben, der uns abgewandelt auch für die anderen Spracherweiterungen noch begegnen wird. Ein CUDA-Kernel wird immer mit dem Schlüsselwort __global__ markiert. Die Parameter sind entweder Zeiger auf den Hauptspeicher der GPU oder einfache skalare Werte. In diesem Fall haben wir die Vektoren a und b, die nur lesbar sind, sowie den Ergebnisvektor c und eine Angabe zur Größe der Vektoren.</text:p>
      <text:p text:style-name="P4"/>
      <text:p text:style-name="P4">FOLIENWECHSEL</text:p>
      <text:p text:style-name="P4"/>
      <text:p text:style-name="P4">CUDAs Ausführungsmodell ist hierarchisch aufgebaut. Auf der untersten Ebene finden sich die Threads, die die kleinste Ausführungseinheit darstellen. Eine Gruppe von 32 Threads wird auf der Hardware-Ebene synchron ausgeführt und wird Warp genannt. Innerhalb eines Warps können Threads über Intrinsiken miteinander kommunizieren.</text:p>
      <text:p text:style-name="P4"/>
      <text:p text:style-name="P4">Auf der nächsthöheren organisatorischen Ebene befinden sich die Blocks, die aus bis zu 1024 Threads bestehen können. <text:span text:style-name="T4">Ein Block wird einem Multiprozessor zur Ausführung zugeordnet; seine Threads können über den lokalen Speicher des Multiprozessors, der shared memory genannt wird, miteinander kommunizieren. Die erforderliche Synchronisation kann über Barrieren bewerkstelligt werden.</text:span></text:p>
      <text:p text:style-name="P4"/>
      <text:p text:style-name="P5">Alle Blocks zusammen bilden das Grid. Über den globalen Speicher der GPU können die Threads aller Blöcke miteinander kommunizieren, es gibt jedoch keine Möglichkeit, eine globale Synchronisation durchzuführen.</text:p>
      <text:p text:style-name="P5"/>
      <text:p text:style-name="P5">FOLIENWECHSEl</text:p>
      <text:p text:style-name="P5"/>
      <text:p text:style-name="P5">CUDA unterstützt sowohl die explizite als auch die implizite Datenbewegung. Die explizite Datenbewegung erfordert die manuelle Reservierung des Speichers sowohl auf dem Host als auch dem Device sowie den anschließenden Kopiervorgang.</text:p>
      <text:p text:style-name="P5"/>
      <text:p text:style-name="P5"><text:soft-page-break/>Seit CUDA 6 ist es möglich, verwalteten Speicher von der CUDA-Laufzeitumgebung anlegen zu lassen. Bei Bedarf werden die erforderlichen Speicherbereiche dann vom Host auf das Device kopiert und umgekehrt.</text:p>
      <text:p text:style-name="P5"/>
      <text:p text:style-name="P5">Mit CUDA 8 und der Pascal-Architektur ist es sogar möglich, ganz auf CUDA-Befehle zur Speicherreservierung zu verzichten; die Laufzeitumgebung kann nun auch regulär reservierten Speicher verwalten und kopieren.</text:p>
      <text:p text:style-name="P5"/>
      <text:p text:style-name="P5">FOLIENWECHSEL</text:p>
      <text:p text:style-name="P5"/>
      <text:p text:style-name="P5">Die Anordnung der Daten auf dem Device entspricht grundsätzlich der Anordnung auf dem Host. Es ist daher die Aufgabe des Programmierers, eine effiziente Anordnung bzw. effiziente Zugriffe zu gewährleisten.</text:p>
      <text:p text:style-name="P5"/>
      <text:p text:style-name="P5">Eine Ausnahme bilden zwei- oder dreidimensionale Datenfelder, die auf der GPU in einer optimierten Zeilenanordnung reserviert werden können. Sofern man die Textur-Operationen der Hardware nutzen möchte, kann man außerdem spezielle cudaArrays anlegen. Dabei handelt es sich nicht mehr um Zeiger, sondern um Datenstrukturen, die den Zugriff auf die einzelnen Elemente vor dem Programmierer verbergen.</text:p>
      <text:p text:style-name="P5"/>
      <text:p text:style-name="P5">FOLIENWECHSEL</text:p>
      <text:p text:style-name="P5"/>
      <text:p text:style-name="P6">Die Zuordnung von Daten zu einer bestimmten GPU erfordert vom Programmierer bei der expliziten Datenbewegung das Setzen der aktiven GPU. CUDA kennt immer nur eine aktive GPU, auf der alle CUDA-Befehle ausgeführt werden; durch die Funktion cudaSetDevice kann man sich die jeweils aktive GPU aussuchen. Im Quellcode-Beispiel kann man sehen, wie die explizite Datenbewegung zu bestimmten GPUs funktioniert.</text:p>
      <text:p text:style-name="P6"/>
      <text:p text:style-name="P6">Auf älteren NVIDIA-Architekturen funktionierte die implizite Datenbewegung auf die gleiche Weise: der verwaltete Speicher ist nur auf der GPU sichtbar, die zum Zeitpunkt der Reservierung aktiv war. Seit einigen Hardware-Generationen wird der verwaltete Speicher allerdings auf allen GPUs sichtbar gemacht und von der Laufzeitumgebung bei Bedarf von einer GPU zur anderen kopiert.</text:p>
      <text:p text:style-name="P6"/>
      <text:p text:style-name="P6">FOLIENWECHSEL</text:p>
      <text:p text:style-name="P6"/>
      <text:p text:style-name="P6">CUDA kennt mehrere Ebenen der Speicherhierarchie. Auf der obersten Ebene befindet sich der Hauptspeicher der GPU, der in der CUDA-Terminologie global memory heißt. Dieser ist für alle Multiprozessoren sichtbar, die über ihre lokalen L1-Caches und den GPU-weiten L2-Cache auf ihn zugreifen.</text:p>
      <text:p text:style-name="P6">Ebenfalls im Hauptspeicher liegt der constant memory, der jedoch über einen speziellen Cache angesprochen wird. Dieser ermöglicht besonders schnelle Zugriffe, wenn alle Threads eines Warps auf dasselbe Datum zugreifen.</text:p>
      <text:p text:style-name="P6">Gerade eben habe ich ja schon über die Textur-Hardware gesprochen. Diese wird von Textur-Caches unterstützt, die auf den Zugriff benachbarter Elemente in x- und y-Richtung optimiert sind.</text:p>
      <text:p text:style-name="P6">Der Programmierer kann außerdem auf den shared memory zugreifen, bei dem es sich um einen Multiprozessor-lokalen programmierbaren L1-Cache handelt. Dieser ist deutlich schneller als der globale Speicher, umfasst aber nur tausend Kilobyte.</text:p>
      <text:p text:style-name="P6">Variablen, die auf der Ebene eines Threads angelegt werden, werden in der Regel in Registern abgelegt. Sind die Register eines Multiprozessors jedoch aufgebraucht oder ist die Ablage von Daten in Registern aus anderen Gründen nicht möglich, kommt der local memory zum Einsatz. Dieser Name ist etwas irreführend, da es sich dabei wieder um den Hauptspeicher der GPU handelt. <text:soft-page-break/>Da der global memory natürlich deutlich langsamere Zugriffe ermöglicht als ein Register, ist dieser Speichertyp eigentlich immer unerwünscht.</text:p>
      <text:p text:style-name="P6"/>
      <text:p text:style-name="P6">FOLIENWECHSEL</text:p>
      <text:p text:style-name="P6"/>
      <text:p text:style-name="P6">Was die Aufgabengraphen angeht, bietet CUDA zwei Möglichkeiten. Der herkömmliche Weg ist die Nutzung der Asynchronitäts-Funktionen, d.h. CUDA Streams und Events. Einen Stream kann man sich als eine Warteschlange vorstellen, in den man Kernel und Kopieroperationen einreiht. Alle Operationen werden in der Reihenfolge ihrer Einreihung und erst nach Beendigung der vorherigen Operation ausgeführt. Zwei Streams werden jedoch zueinander asynchron ausgeführt; eine Synchronisierung ist über die Events möglich, die z.B. das Ende eines Kernels signalisieren können.</text:p>
      <text:p text:style-name="P6"/>
      <text:p text:style-name="P6">Ich habe hier im Beispiel-Quelltext die Implementierung des Beispielgraphen von gerade eben dargestellt. Zunächst wird der Kernel A in den stream1 eingereiht und sein Ende in einem Event festgehalten. Der Kernel B wird im gleichen Stream eingereiht und kommt daher erst zur Ausführung, wenn A beendet ist. Der Kernel C soll parallel zu B laufen und wird daher in einen separaten Stream eingereiht. Um eine zu frühe Ausführung zu vermeiden, wird vor der Ausführung auf das zum Kernel A gehörige Event gewartet. Das Ende des Kernels C wird in einem weiteren Event gespeichert. Der nachfolgende Kernel D wartet automatisch auf das Ende von B, da wir uns wieder im gleichen Stream befinden, und wird über das gerade eben angelegte Event über das Ende von C informiert.</text:p>
      <text:p text:style-name="P6"/>
      <text:p text:style-name="P6">FOLIENWECHSEL</text:p>
      <text:p text:style-name="P6"/>
      <text:p text:style-name="P6">Seit CUDA 10 ist die Implementierung von Graphen deutlich leichter geworden. Mit den CUDA Graphs lassen sich Abhängigkeiten deutlich leichter modellieren, wie das Quelltext-Beispiel zeigt.</text:p>
      <text:p text:style-name="P6"/>
      <text:p text:style-name="P7">FOLIENWECHSEL</text:p>
      <text:p text:style-name="P7"/>
      <text:p text:style-name="P7">Kommen wir nun zu AMDs HIP. HIP steht für Heterogeneous-Computing Interface for Portability. De facto handelt es sich dabei um einen CUDA-Klon, in dem jedes cuda-Präfix durch ein hip-Präfix ersetzt wird. Auch die Kernel-Sprache ist bis auf Details identisch. Im Gegensatz zu CUDA ist ein HIP-Programm aber auf AMD- und NVIDIA-GPUs lauffähig.</text:p>
      <text:p text:style-name="P7"/>
      <text:p text:style-name="P7">FOLIENWECHSEL</text:p>
      <text:p text:style-name="P7"/>
      <text:p text:style-name="P7">Aufgrund der starken Nähe zu CUDA gelten die gerade vorgestellten CUDA-Konzepte auch hier. Es gibt jedoch aufgrund des frühen Entwicklungsstadiums noch einige fehlende Features. So gibt es mit HIP zur Zeit keine implizite Datenbewegung, keine optimierte Datenanordnung, nur sehr eingeschränkt nutzbare Textur-Caches und keine Entsprechung zu den CUDA Graphs.</text:p>
      <text:p text:style-name="P7"/>
      <text:p text:style-name="P7">FOLIENWECHSEL</text:p>
      <text:p text:style-name="P7"/>
      <text:p text:style-name="P7">AMDs andere Spracherweiterung nennt sich HC, was für Heterogeneous Compute steht. Diese Erweiterung basiert auf Microsofts C++AMP, das für AMD-Hardware übernommen und erweitert wurde. Auch hierbei handelt es sich um eine single-source-Sprache, die über eine moderne C++-API verfügt, während die Kernel in einem C++-Dialekt geschrieben werden. Im Gegensatz zu HIP ist die Ausführung von HC-Programmen nur auf AMD-GPUs möglich.</text:p>
      <text:p text:style-name="P7"/>
      <text:p text:style-name="P7">Ich habe hier den Beispielkernel aus dem CUDA-Teil einmal für HC umgesetzt. Wir sehen, dass der Device-Speicher hier nicht über Zeiger angesprochen wird, sondern über einen speziellen Datentyp. <text:s/><text:soft-page-break/>Der erste Parameter ist notwendig, um die Position jedes Threads während der Ausführung bestimmen zu können; bei CUDA geschieht das über spezielle Schlüsselwörter der Kernel-Sprache.</text:p>
      <text:p text:style-name="P7"/>
      <text:p text:style-name="P7">FOLIENWECHSEL</text:p>
      <text:p text:style-name="P7"/>
      <text:p text:style-name="P7">HCs Ausführungsmodell ähnelt CUDA sehr stark. Auch hier sind Threads die kleinste Ausführungseinheit. Auf der Hardware-Ebene bilden 64 Threads eine Wavefront, die synchron ausgeführt wird und innerhalb derer per Intrinsiken kommuniziert werden kann.</text:p>
      <text:p text:style-name="P7"/>
      <text:p text:style-name="P7">1024 Threads bilden hier Tiles, die einem Multiprozessor zur Ausführung zugeordnet werden. Der lokale Speicher eines Multiprozessors heißt tile static memory und dient der Kommunikation aller Threads eines Tiles; Barrieren synchronisieren die Threads.</text:p>
      <text:p text:style-name="P7"/>
      <text:p text:style-name="P7">CUDAs Grid-Konzept hat hier keine Entsprechung; stattdessen ist die globale Problemgröße relevant. Bei HC ist es möglich, nur die globale Problemgröße anzugeben; die Laufzeitumgebung entscheidet dann über die Anzahl der Tiles und der Threads pro Tile.</text:p>
      <text:p text:style-name="P7"/>
      <text:p text:style-name="P7">FOLIENWECHSEL</text:p>
      <text:p text:style-name="P7"/>
      <text:p text:style-name="P7">HC unterstützt sowohl die explizite als auch die implizite Datenbewegung. Bei der expliziten Datenbewegung werden Host- und Device-Speicher wieder getrennt reserviert und dann der Kopiervorgang eingeleitet.</text:p>
      <text:p text:style-name="P7"/>
      <text:p text:style-name="P7">Der erste hier gezeigte implizite Vorgang kopiert zunächst alle Daten des Host-Buffers in das hc::array. Anschließend kann man sowohl vom Host als auch vom Device auf die Daten des Arrays zugreifen, die Kopien geschehen im Hintergrund.</text:p>
      <text:p text:style-name="P7"/>
      <text:p text:style-name="P7">Der zweite Vorgang ist recht ähnlich, allerdings werden nur die gerade angeforderten Daten kopiert. Ein array_view hält selbst in der Regel keine Daten, die über Caches für häufig benötigte Daten hinausgehen.</text:p>
      <text:p text:style-name="P7"/>
      <text:p text:style-name="P7">FOLIENWECHSEL</text:p>
      <text:p text:style-name="P7"/>
      <text:p text:style-name="P7">Sowohl array als auch array_view können bis zu drei Dimensionen abdecken. Der Zugriff auf die Elemente erfolgt nicht über ganzzahlige Indizes, sondern spezielle Index-Datenstrukturen, das Programmierinterface unterscheidet Zeiger von linearisierten Zeigern. Aus diesen Beobachtungen lässt sich folgern, dass die Speicheranordnung nicht unbedingt der Anordnung auf der Host-Seite entsprechen muss.</text:p>
      <text:p text:style-name="P7"/>
      <text:p text:style-name="P7">FOLIENWECHSEL</text:p>
      <text:p text:style-name="P7"/>
      <text:p text:style-name="P7">Die Affinität eines arrays ist immer an eine spezielle GPU gebunden. Die konkrete GPU ist ein Parameter, der bei der Konstruktion übergeben werden kann; wird keine GPU angegeben, sucht die Laufzeitumgebung eine passende GPU aus. Anders sieht es bei der impliziten Bewegung über array_view aus: hier gibt es keine GPU-Zuordnung und Kopien zwischen GPUs werden vor dem Programmierer versteckt.</text:p>
      <text:p text:style-name="P7"/>
      <text:p text:style-name="P7">FOLIENWECHSEL</text:p>
      <text:p text:style-name="P7"/>
      <text:p text:style-name="P7">HC kennt nur zwei Ebenen der Speicherhierarchie: Den global memory, der den Hauptspeicher der GPU bildet, sowie den tile static memory, der den programmierbaren Multiprozessor-Cache darstellt.</text:p>
      <text:p text:style-name="P7"><text:soft-page-break/></text:p>
      <text:p text:style-name="P7">FOLIENWECHSEL</text:p>
      <text:p text:style-name="P7"/>
      <text:p text:style-name="P7">Aufgabengraphen sind über HCs asynchrone Funktionalität modellierbar. Eine accelerator_view ist eine logische Sicht auf eine GPU und entspricht in ihrer Funktion grob einem CUDA Stream. Eine GPU kann mehrere Sichten erzeugen, die intern wie eine Warteschlange funktionieren, untereinander jedoch asynchron sind. Die Einreihung eines Kernels oder einer Kopieroperation erzeugt ein completion_future-Objekt, das vom Verhalten her den std::futures der C++-Standardbibliothek entspricht. Erweitert wurde dieses future-Objekt um die then-Methode, mit der nach dem Ende einer asynchronen Operation eine Folgeoperation eingereiht werden kann. Diese Methode hat aber den Nachteil, dass sie nur einmal aufgerufen werden kann; <text:span text:style-name="T5">die Modellierung </text:span>komplizierte<text:span text:style-name="T5">rer</text:span> Graphen <text:span text:style-name="T5">erfordert damit einen verhältnismäßig hohen Programmieraufwand.</text:span></text:p>
      <text:p text:style-name="P7"/>
      <text:p text:style-name="P8">FOLIENWECHSEL</text:p>
      <text:p text:style-name="P8"/>
      <text:p text:style-name="P8">SYCL sieht zwar aus wie ein Akronym, ist aber tatsächlich keine – zumindest war es mir nicht möglich, irgendwo eine Definition dieser vier Buchstaben zu finden. Seine Ursprünge hat SYCL in einer Compiler-Erweiterung für PlayStation3-Systeme, die das automatische Offloading von C++-Funktionen erlaubte. SYCL ist ebenfalls single-source, das Interface und die Kernelsprache sind kompatibel zum C++-Standard (im Falle der Kernelsprache ohne dynamische Polymorphie).</text:p>
      <text:p text:style-name="P8"/>
      <text:p text:style-name="P8">Die Hardware-Unterstützung ist wie bei OpenCL abhängig von der konkreten Implementierung. Zur Zeit existieren drei mir bekannte Implementierungen: ComputeCpp von der Firma Codeplay, das hauptsächlich auf den Automotive- und Embedded-Bereich abzielt, mittlerweile jedoch auch für Intel-Hardware und experimentell für NVIDIA-GPUs verfügbar ist. Dann gibt es noch triSYCL, das die Referenz-Implementierung darstellt und mittlerweile hauptsächlich von Xilinx entwickelt wird, wodurch sich die Wahl der Hardware-Unterstützung erklärt. Und zuguterletzt hat Intel vor einigen Wochen einen eigenen Prototypen angekündigt, der zur Zeit auf Intel-Hardware lauffähig ist.</text:p>
      <text:p text:style-name="P8"/>
      <text:p text:style-name="P8">Das Quelltextbeispiel zeigt wieder unseren Beispielkernel. Der Speicherzugriff erfolgt über spezielle Datenstrukturen; der nd_item-Datentyp ist wieder notwendig, um die Thread-Position zu bestimmen.</text:p>
      <text:p text:style-name="P8"/>
      <text:p text:style-name="P8">FOLIENWECHSEL</text:p>
      <text:p text:style-name="P8"/>
      <text:p text:style-name="P9">SYCLs Ausführungsmodell ist etwas abstrakter als bei den anderen Spracherweiterungen, da es ja nicht nur auf GPUs beschränkt sein soll. Das Thread-Äquivalent nennt sich hier work-item, Warps und Wavefronts haben als konkrete Hardware-Entscheidungen keine Entsprechung. Blöcke und Tiles werden bei SYCL Work-groups genannt; Threads einer Work-group kommunizieren über local memory und werden über Barrieren synchronisiert.</text:p>
      <text:p text:style-name="P9"/>
      <text:p text:style-name="P9">CUDAs Grid hat auch hier keine Entsprechung, stattdessen ist die globale Problemgröße relevant; die Laufzeitumgebung kann ohne nähere Angaben des Programmierers auch hier entscheiden, welche Work-group-Größe und -Anzahl sinnvoll ist.</text:p>
      <text:p text:style-name="P9"/>
      <text:p text:style-name="P9">FOLIENWECHSEL</text:p>
      <text:p text:style-name="P9"/>
      <text:p text:style-name="P10">SYCL unterstützt die explizite Datenbewegung nach dem selben Schema wie die anderen Spracherweiterungen. Wieder muss Speicher auf beiden Seiten angelegt und der Kopiervorgang manuell angestoßen werden.</text:p>
      <text:p text:style-name="P10"/>
      <text:p text:style-name="P10"><text:soft-page-break/>Die implizite Datenbewegung ähnelt stark dem von HC bekannten vorgehen: Ein SYCL-Buffer übernimmt die Kontrolle über einen Host-Speicherbereich und ist fortan sowohl auf der Host- als auch der Device-Seite ansprechbar. <text:span text:style-name="T6">Die Kopieroperationen geschehen dabei im Hintergrund.</text:span></text:p>
      <text:p text:style-name="P10"/>
      <text:p text:style-name="P11">FOLIENWECHSEL</text:p>
      <text:p text:style-name="P11"/>
      <text:p text:style-name="P11">Auch bei SYCL wird die Speicheranordnung vor dem Programmierer verborgen. Zeigerklassen sind zwar vorhanden, werden aber explizit als implementation defined bezeichnet, sodass kein allgemein gültiges Layout angenommen werden kann. SYCL umfasst neben dem bereits bekannten Buffer auch eine Image-Klasse, von der anzunehmen ist, dass eine gute Implementierung auf Textur-Einheiten der Hardware aufbaut.</text:p>
      <text:p text:style-name="P11"/>
      <text:p text:style-name="P12">FOLIENWECHSEL</text:p>
      <text:p text:style-name="P12"/>
      <text:p text:style-name="P12">Eine explizite Zuordnung von Daten zu einer bestimmten GPU ist bei SYCL nicht vorgesehen. Alle Speicherobjekte sind auf allen vorhandenen Beschleunigern sichtbar, eventuelle Abhängigkeiten werden von der Laufzeitumgebung erkannt und synchronisiert. Der Programmierer hat lediglich die Möglichkeit, atomare Zugriffe zu definieren, wenn zwei Beschleuniger gleichzeitig auf dem selben Objekt arbeiten sollen.</text:p>
      <text:p text:style-name="P12"/>
      <text:p text:style-name="P12">FOLIENWECHSEL</text:p>
      <text:p text:style-name="P12"/>
      <text:p text:style-name="P12">SYCL kennt vier Speicherebenen. Auf der obersten Ebene findet sich der global memory, der für alle work-items sichtbar ist. Der constant memory entspricht konzeptionell seinem CUDA-Äquivalent; local memory ist der lokale Speicher einzelner work-groups, über den die zugehörigen Threads kommunizieren können. Im private memory landen alle Variablen, die ein einzelnes Work-item anlegt; konzeptionell ist das ein Register.</text:p>
      <text:p text:style-name="P12"/>
      <text:p text:style-name="P12">FOLIENWECHSEL</text:p>
      <text:p text:style-name="P12"/>
      <text:p text:style-name="P12">Im Gegensatz zu den anderen Spracherweiterungen sind Aufgabengraphen ein natives Prinzip des SYCL-Standards. Alle Kernel werden grundsätzlich asynchron ausgeführt; sofern Abhängigkeiten bestehen, werden diese von der Laufzeitumgebung erkannt und serialisiert. <text:span text:style-name="T7">Dadurch wird die Modellierung eines Aufgabengraphen nahezu trivial, wie das Quellcode-Beispiel zei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8:47:32.145815278</meta:creation-date>
    <dc:date>2019-03-18T04:24:52.181682233</dc:date>
    <meta:editing-duration>PT42M17S</meta:editing-duration>
    <meta:editing-cycles>11</meta:editing-cycles>
    <meta:generator>LibreOffice/6.0.7.3$Linux_X86_64 LibreOffice_project/00m0$Build-3</meta:generator>
    <meta:document-statistic meta:table-count="0" meta:image-count="0" meta:object-count="0" meta:page-count="7" meta:paragraph-count="85" meta:word-count="2680" meta:character-count="19790" meta:non-whitespace-character-count="17187"/>
  </office:meta>
</office:document-meta>
</file>